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weight="bold" officeooo:rsid="0012b07c" officeooo:paragraph-rsid="0012b07c" style:font-weight-asian="bold" style:font-weight-complex="bold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reate one repository in github clone the repository into the local machine create 6 files inside at repository folder and push to the remote repository</text:p>
      <text:p text:style-name="P2"/>
      <text:p text:style-name="Standard">90 <text:s/>which git</text:p>
      <text:p text:style-name="Standard"><text:s text:c="3"/>91 <text:s/>git --version</text:p>
      <text:p text:style-name="Standard"><text:s text:c="3"/>92 <text:s/>apt install git -y</text:p>
      <text:p text:style-name="Standard"><text:s text:c="3"/>93 <text:s/>mkdir gitlab</text:p>
      <text:p text:style-name="Standard"><text:s text:c="3"/>94 <text:s/>cd gitlab/</text:p>
      <text:p text:style-name="Standard"><text:s text:c="3"/>95 <text:s/>pwd</text:p>
      <text:p text:style-name="Standard"><text:s text:c="3"/>96 <text:s/>git clone https://github.com/vikasrai8423/hpcsa-lab055.git</text:p>
      <text:p text:style-name="Standard"><text:s text:c="3"/>97 <text:s/>ls</text:p>
      <text:p text:style-name="Standard"><text:s text:c="3"/>98 <text:s/>ls -ll</text:p>
      <text:p text:style-name="Standard"><text:s text:c="3"/>99 <text:s/>cd hpcsa-lab055/</text:p>
      <text:p text:style-name="Standard"><text:s text:c="2"/>100 <text:s/>ls</text:p>
      <text:p text:style-name="Standard"><text:s text:c="2"/>101 <text:s/>ls -la</text:p>
      <text:p text:style-name="Standard"><text:s text:c="2"/>102 <text:s/>touch file{1..6}</text:p>
      <text:p text:style-name="Standard"><text:s text:c="2"/>103 <text:s/>ls</text:p>
      <text:p text:style-name="Standard"><text:s text:c="2"/>104 <text:s/>git add -A</text:p>
      <text:p text:style-name="Standard"><text:s text:c="2"/>105 <text:s/>git status</text:p>
      <text:p text:style-name="Standard"><text:s text:c="2"/>106 <text:s/>git commit -m "first commit"</text:p>
      <text:p text:style-name="Standard"><text:s text:c="2"/>107 <text:s/>git config --global user.email "vikasrai8423@gmail.com"</text:p>
      <text:p text:style-name="Standard"><text:s text:c="2"/>108 <text:s/>git commit -m "first commit"</text:p>
      <text:p text:style-name="Standard"><text:s text:c="2"/>109 <text:s/>git push -u origin master</text:p>
      <text:p text:style-name="Standard"><text:s text:c="2"/>110 <text:s/>git status</text:p>
      <text:p text:style-name="Standard"><text:s text:c="2"/>111 <text:s/>ls</text:p>
      <text:p text:style-name="Standard"><text:s text:c="2"/>112 <text:s/>git commit -m "Second commit"</text:p>
      <text:p text:style-name="Standard"><text:s text:c="2"/>113 <text:s/>ls</text:p>
      <text:p text:style-name="Standard"><text:s text:c="2"/>114 <text:s/>touch file7</text:p>
      <text:p text:style-name="Standard"><text:s text:c="2"/>115 <text:s/>git add -A</text:p>
      <text:p text:style-name="Standard"><text:s text:c="2"/>116 <text:s/>git commit -m "Second commit"</text:p>
      <text:p text:style-name="Standard"><text:s text:c="2"/>117 <text:s/>git push -u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22:46:34.475457233</meta:creation-date>
    <dc:date>2023-05-05T23:23:19.312418095</dc:date>
    <meta:editing-duration>PT6M24S</meta:editing-duration>
    <meta:editing-cycles>1</meta:editing-cycles>
    <meta:document-statistic meta:table-count="0" meta:image-count="0" meta:object-count="0" meta:page-count="1" meta:paragraph-count="29" meta:word-count="131" meta:character-count="792" meta:non-whitespace-character-count="601"/>
    <meta:generator>LibreOffice/7.3.7.2$Linux_X86_64 LibreOffice_project/30$Build-2</meta:generator>
  </office:meta>
</office:document-meta>
</file>